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32A0223524521ED6.png" manifest:media-type="image/png"/>
  <manifest:file-entry manifest:full-path="Pictures/1000000000000230000001A4067F85D1103B68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1.171cm, 0.922cm, 2.623cm, 26.475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3.731cm, 9.535cm, 2.063cm, 16.94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95cm" svg:height="8.8cm" svg:x="14.581cm" svg:y="10.3cm">
          <draw:image xlink:href="Pictures/10000000000005560000030032A0223524521ED6.png" xlink:type="simple" xlink:show="embed" xlink:actuate="onLoad">
            <text:p/>
          </draw:image>
        </draw:frame>
        <draw:frame draw:style-name="gr2" draw:text-style-name="P1" draw:layer="layout" svg:width="10.046cm" svg:height="7.534cm" svg:x="15.754cm" svg:y="2.1cm">
          <draw:image xlink:href="Pictures/1000000000000230000001A4067F85D1103B6841.png" xlink:type="simple" xlink:show="embed" xlink:actuate="onLoad">
            <text:p/>
          </draw:image>
        </draw:frame>
        <draw:frame draw:style-name="gr3" draw:text-style-name="P1" draw:layer="layout" svg:width="11.9cm" svg:height="17.899cm" svg:x="2.813cm" svg:y="1.446cm">
          <draw:image xlink:href="Pictures/10000000000005560000030032A0223524521ED6.png" xlink:type="simple" xlink:show="embed" xlink:actuate="onLoad">
            <text:p/>
          </draw:image>
        </draw:frame>
        <draw:frame draw:style-name="gr4" draw:text-style-name="P3" draw:layer="layout" svg:width="1cm" svg:height="1.1cm" svg:x="24.9cm" svg:y="2.3cm">
          <draw:text-box>
            <text:p text:style-name="P2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22:02:58.790000000</meta:creation-date>
    <dc:date>2016-10-03T23:18:21.931000000</dc:date>
    <meta:editing-duration>PT4M42S</meta:editing-duration>
    <meta:editing-cycles>1</meta:editing-cycles>
    <meta:document-statistic meta:object-count="4"/>
    <meta:generator>LibreOffice/5.1.5.2$Windows_x86 LibreOffice_project/7a864d8825610a8c07cfc3bc01dd4fce6a9447e5</meta:generator>
  </office:meta>
</office:document-meta>
</file>